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374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4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Ra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11" calcext:value-type="float">
            <text:p>26.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table:formula="of:=ABS([.C3]-[.C2])" office:value-type="float" office:value="0.309999999999999" calcext:value-type="float">
            <text:p>0.309999999999999</text:p>
          </table:table-cell>
          <table:table-cell table:formula="of:=RANK([.D3];[.$D$3:.$D$1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.92" calcext:value-type="float">
            <text:p>25.92</text:p>
          </table:table-cell>
          <table:table-cell table:formula="of:=ABS([.C4]-[.C3])" office:value-type="float" office:value="0.120000000000001" calcext:value-type="float">
            <text:p>0.120000000000001</text:p>
          </table:table-cell>
          <table:table-cell table:formula="of:=RANK([.D4];[.$D$3:.$D$11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.23" calcext:value-type="float">
            <text:p>26.23</text:p>
          </table:table-cell>
          <table:table-cell table:formula="of:=ABS([.C5]-[.C4])" office:value-type="float" office:value="0.309999999999999" calcext:value-type="float">
            <text:p>0.309999999999999</text:p>
          </table:table-cell>
          <table:table-cell table:formula="of:=RANK([.D5];[.$D$3:.$D$1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.07" calcext:value-type="float">
            <text:p>26.07</text:p>
          </table:table-cell>
          <table:table-cell table:formula="of:=ABS([.C6]-[.C5])" office:value-type="float" office:value="0.16" calcext:value-type="float">
            <text:p>0.16</text:p>
          </table:table-cell>
          <table:table-cell table:formula="of:=RANK([.D6];[.$D$3:.$D$1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93" calcext:value-type="float">
            <text:p>25.93</text:p>
          </table:table-cell>
          <table:table-cell/>
          <table:table-cell table:formula="of:=RANK([.D7];[.$D$3:.$D$11]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74" calcext:value-type="float">
            <text:p>25.74</text:p>
          </table:table-cell>
          <table:table-cell table:formula="of:=ABS([.C8]-[.C7])" office:value-type="float" office:value="0.190000000000001" calcext:value-type="float">
            <text:p>0.190000000000001</text:p>
          </table:table-cell>
          <table:table-cell table:formula="of:=RANK([.D8];[.$D$3:.$D$1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.53" calcext:value-type="float">
            <text:p>26.53</text:p>
          </table:table-cell>
          <table:table-cell table:formula="of:=ABS([.C9]-[.C8])" office:value-type="float" office:value="0.790000000000003" calcext:value-type="float">
            <text:p>0.790000000000003</text:p>
          </table:table-cell>
          <table:table-cell table:formula="of:=RANK([.D9];[.$D$3:.$D$1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.11" calcext:value-type="float">
            <text:p>26.11</text:p>
          </table:table-cell>
          <table:table-cell table:formula="of:=ABS([.C10]-[.C9])" office:value-type="float" office:value="0.420000000000002" calcext:value-type="float">
            <text:p>0.420000000000002</text:p>
          </table:table-cell>
          <table:table-cell table:formula="of:=RANK([.D10];[.$D$3:.$D$1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.3" calcext:value-type="float">
            <text:p>26.3</text:p>
          </table:table-cell>
          <table:table-cell table:formula="of:=ABS([.C11]-[.C10])" office:value-type="float" office:value="0.190000000000001" calcext:value-type="float">
            <text:p>0.190000000000001</text:p>
          </table:table-cell>
          <table:table-cell table:formula="of:=RANK([.D11];[.$D$3:.$D$11];0)" office:value-type="float" office:value="5" calcext:value-type="float">
            <text:p>5</text:p>
          </table:table-cell>
        </table:table-row>
      </table:table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Ra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04" calcext:value-type="float">
            <text:p>27.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.94" calcext:value-type="float">
            <text:p>25.94</text:p>
          </table:table-cell>
          <table:table-cell table:formula="of:=ABS([.C3]-[.C2])" office:value-type="float" office:value="1.1" calcext:value-type="float">
            <text:p>1.1</text:p>
          </table:table-cell>
          <table:table-cell table:formula="of:=RANK([.D3];[.$D$3:.$D$1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.22" calcext:value-type="float">
            <text:p>26.22</text:p>
          </table:table-cell>
          <table:table-cell table:formula="of:=ABS([.C4]-[.C3])" office:value-type="float" office:value="0.279999999999998" calcext:value-type="float">
            <text:p>0.279999999999998</text:p>
          </table:table-cell>
          <table:table-cell table:formula="of:=RANK([.D4];[.$D$3:.$D$1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.07" calcext:value-type="float">
            <text:p>26.07</text:p>
          </table:table-cell>
          <table:table-cell table:formula="of:=ABS([.C5]-[.C4])" office:value-type="float" office:value="0.149999999999999" calcext:value-type="float">
            <text:p>0.149999999999999</text:p>
          </table:table-cell>
          <table:table-cell table:formula="of:=RANK([.D5];[.$D$3:.$D$11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.18" calcext:value-type="float">
            <text:p>26.18</text:p>
          </table:table-cell>
          <table:table-cell table:formula="of:=ABS([.C6]-[.C5])" office:value-type="float" office:value="0.109999999999999" calcext:value-type="float">
            <text:p>0.109999999999999</text:p>
          </table:table-cell>
          <table:table-cell table:formula="of:=RANK([.D6];[.$D$3:.$D$1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59" calcext:value-type="float">
            <text:p>25.59</text:p>
          </table:table-cell>
          <table:table-cell/>
          <table:table-cell table:formula="of:=RANK([.D7];[.$D$3:.$D$11]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table:formula="of:=ABS([.C8]-[.C7])" office:value-type="float" office:value="0.210000000000001" calcext:value-type="float">
            <text:p>0.210000000000001</text:p>
          </table:table-cell>
          <table:table-cell table:formula="of:=RANK([.D8];[.$D$3:.$D$1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.11" calcext:value-type="float">
            <text:p>26.11</text:p>
          </table:table-cell>
          <table:table-cell table:formula="of:=ABS([.C9]-[.C8])" office:value-type="float" office:value="0.309999999999999" calcext:value-type="float">
            <text:p>0.309999999999999</text:p>
          </table:table-cell>
          <table:table-cell table:formula="of:=RANK([.D9];[.$D$3:.$D$1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.01" calcext:value-type="float">
            <text:p>26.01</text:p>
          </table:table-cell>
          <table:table-cell table:formula="of:=ABS([.C10]-[.C9])" office:value-type="float" office:value="0.0999999999999979" calcext:value-type="float">
            <text:p>0.0999999999999979</text:p>
          </table:table-cell>
          <table:table-cell table:formula="of:=RANK([.D10];[.$D$3:.$D$11];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.23" calcext:value-type="float">
            <text:p>26.23</text:p>
          </table:table-cell>
          <table:table-cell table:formula="of:=ABS([.C11]-[.C10])" office:value-type="float" office:value="0.219999999999999" calcext:value-type="float">
            <text:p>0.219999999999999</text:p>
          </table:table-cell>
          <table:table-cell table:formula="of:=RANK([.D11];[.$D$3:.$D$11];0)" office:value-type="float" office:value="4" calcext:value-type="float">
            <text:p>4</text:p>
          </table:table-cell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Ra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82" calcext:value-type="float">
            <text:p>25.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.9" calcext:value-type="float">
            <text:p>25.9</text:p>
          </table:table-cell>
          <table:table-cell table:formula="of:=ABS([.C3]-[.C2])" office:value-type="float" office:value="0.0799999999999983" calcext:value-type="float">
            <text:p>0.0799999999999983</text:p>
          </table:table-cell>
          <table:table-cell table:formula="of:=RANK([.D3];[.$D$3:.$D$1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.05" calcext:value-type="float">
            <text:p>26.05</text:p>
          </table:table-cell>
          <table:table-cell table:formula="of:=ABS([.C4]-[.C3])" office:value-type="float" office:value="0.150000000000002" calcext:value-type="float">
            <text:p>0.150000000000002</text:p>
          </table:table-cell>
          <table:table-cell table:formula="of:=RANK([.D4];[.$D$3:.$D$1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ABS([.C5]-[.C4])" office:value-type="float" office:value="0.0500000000000007" calcext:value-type="float">
            <text:p>0.0500000000000007</text:p>
          </table:table-cell>
          <table:table-cell table:formula="of:=RANK([.D5];[.$D$3:.$D$1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.48" calcext:value-type="float">
            <text:p>26.48</text:p>
          </table:table-cell>
          <table:table-cell table:formula="of:=ABS([.C6]-[.C5])" office:value-type="float" office:value="0.48" calcext:value-type="float">
            <text:p>0.48</text:p>
          </table:table-cell>
          <table:table-cell table:formula="of:=RANK([.D6];[.$D$3:.$D$1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85" calcext:value-type="float">
            <text:p>25.85</text:p>
          </table:table-cell>
          <table:table-cell/>
          <table:table-cell table:formula="of:=RANK([.D7];[.$D$3:.$D$11]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92" calcext:value-type="float">
            <text:p>25.92</text:p>
          </table:table-cell>
          <table:table-cell table:formula="of:=ABS([.C8]-[.C7])" office:value-type="float" office:value="0.0700000000000003" calcext:value-type="float">
            <text:p>0.0700000000000003</text:p>
          </table:table-cell>
          <table:table-cell table:formula="of:=RANK([.D8];[.$D$3:.$D$11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.07" calcext:value-type="float">
            <text:p>26.07</text:p>
          </table:table-cell>
          <table:table-cell table:formula="of:=ABS([.C9]-[.C8])" office:value-type="float" office:value="0.149999999999999" calcext:value-type="float">
            <text:p>0.149999999999999</text:p>
          </table:table-cell>
          <table:table-cell table:formula="of:=RANK([.D9];[.$D$3:.$D$1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.98" calcext:value-type="float">
            <text:p>25.98</text:p>
          </table:table-cell>
          <table:table-cell table:formula="of:=ABS([.C10]-[.C9])" office:value-type="float" office:value="0.0899999999999999" calcext:value-type="float">
            <text:p>0.0899999999999999</text:p>
          </table:table-cell>
          <table:table-cell table:formula="of:=RANK([.D10];[.$D$3:.$D$11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.95" calcext:value-type="float">
            <text:p>25.95</text:p>
          </table:table-cell>
          <table:table-cell table:formula="of:=ABS([.C11]-[.C10])" office:value-type="float" office:value="0.0300000000000011" calcext:value-type="float">
            <text:p>0.0300000000000011</text:p>
          </table:table-cell>
          <table:table-cell table:formula="of:=RANK([.D11];[.$D$3:.$D$11];0)" office:value-type="float" office:value="8" calcext:value-type="float">
            <text:p>8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[25.82, 25.90, 26.05, 26.00, 26.48], [25.85, 25.92, 26.07, 25.98, 25.95]</text:p>
          </table:table-cell>
          <table:table-cell table:number-columns-repeated="3"/>
        </table:table-row>
      </table:table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Ra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88" calcext:value-type="float">
            <text:p>25.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.1" calcext:value-type="float">
            <text:p>26.1</text:p>
          </table:table-cell>
          <table:table-cell table:formula="of:=ABS([.C3]-[.C2])" office:value-type="float" office:value="0.220000000000002" calcext:value-type="float">
            <text:p>0.220000000000002</text:p>
          </table:table-cell>
          <table:table-cell table:formula="of:=RANK([.D3];[.$D$3:.$D$11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.95" calcext:value-type="float">
            <text:p>25.95</text:p>
          </table:table-cell>
          <table:table-cell table:formula="of:=ABS([.C4]-[.C3])" office:value-type="float" office:value="0.150000000000002" calcext:value-type="float">
            <text:p>0.150000000000002</text:p>
          </table:table-cell>
          <table:table-cell table:formula="of:=RANK([.D4];[.$D$3:.$D$11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.05" calcext:value-type="float">
            <text:p>26.05</text:p>
          </table:table-cell>
          <table:table-cell table:formula="of:=ABS([.C5]-[.C4])" office:value-type="float" office:value="0.100000000000001" calcext:value-type="float">
            <text:p>0.100000000000001</text:p>
          </table:table-cell>
          <table:table-cell table:formula="of:=RANK([.D5];[.$D$3:.$D$11];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ABS([.C6]-[.C5])" office:value-type="float" office:value="0.0500000000000007" calcext:value-type="float">
            <text:p>0.0500000000000007</text:p>
          </table:table-cell>
          <table:table-cell table:formula="of:=RANK([.D6];[.$D$3:.$D$11];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/>
          <table:table-cell table:formula="of:=RANK([.D7];[.$D$3:.$D$11];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55" calcext:value-type="float">
            <text:p>26.55</text:p>
          </table:table-cell>
          <table:table-cell table:formula="of:=ABS([.C8]-[.C7])" office:value-type="float" office:value="0.650000000000002" calcext:value-type="float">
            <text:p>0.650000000000002</text:p>
          </table:table-cell>
          <table:table-cell table:formula="of:=RANK([.D8];[.$D$3:.$D$11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.92" calcext:value-type="float">
            <text:p>25.92</text:p>
          </table:table-cell>
          <table:table-cell table:formula="of:=ABS([.C9]-[.C8])" office:value-type="float" office:value="0.629999999999999" calcext:value-type="float">
            <text:p>0.629999999999999</text:p>
          </table:table-cell>
          <table:table-cell table:formula="of:=RANK([.D9];[.$D$3:.$D$11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.03" calcext:value-type="float">
            <text:p>26.03</text:p>
          </table:table-cell>
          <table:table-cell table:formula="of:=ABS([.C10]-[.C9])" office:value-type="float" office:value="0.109999999999999" calcext:value-type="float">
            <text:p>0.109999999999999</text:p>
          </table:table-cell>
          <table:table-cell table:formula="of:=RANK([.D10];[.$D$3:.$D$11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.01" calcext:value-type="float">
            <text:p>26.01</text:p>
          </table:table-cell>
          <table:table-cell table:formula="of:=ABS([.C11]-[.C10])" office:value-type="float" office:value="0.0199999999999996" calcext:value-type="float">
            <text:p>0.0199999999999996</text:p>
          </table:table-cell>
          <table:table-cell table:formula="of:=RANK([.D11];[.$D$3:.$D$11];0)" office:value-type="float" office:value="8" calcext:value-type="float">
            <text:p>8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[25.88, 26.10, 25.95, 26.05, 26.00], [25.90, 26.55, 25.92, 26.03, 26.01]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3'.C2:'3'.C1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1'.C2:'1'.C1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5'.C2:'5'.C1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'.C2:'2'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3:33:50.313998354</meta:creation-date>
    <dc:date>2026-02-12T15:23:26.232998770</dc:date>
    <meta:editing-duration>PT46M2S</meta:editing-duration>
    <meta:editing-cycles>2</meta:editing-cycles>
    <meta:generator>LibreOffice/24.2.7.2$Linux_X86_64 LibreOffice_project/420$Build-2</meta:generator>
    <meta:document-statistic meta:table-count="4" meta:cell-count="206" meta:object-count="0"/>
  </office:meta>
</office:document-meta>
</file>